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ea1f" officeooo:paragraph-rsid="0006ea1f"/>
    </style:style>
    <style:style style:name="P2" style:family="paragraph" style:parent-style-name="Standard">
      <style:text-properties officeooo:rsid="000b9d32" officeooo:paragraph-rsid="000b9d32"/>
    </style:style>
    <style:style style:name="P3" style:family="paragraph" style:parent-style-name="Standard">
      <style:text-properties officeooo:rsid="000b9d32" officeooo:paragraph-rsid="00136d52"/>
    </style:style>
    <style:style style:name="P4" style:family="paragraph" style:parent-style-name="Standard">
      <style:text-properties officeooo:rsid="000e30ad" officeooo:paragraph-rsid="000feaf7"/>
    </style:style>
    <style:style style:name="P5" style:family="paragraph" style:parent-style-name="Standard">
      <style:text-properties officeooo:rsid="000feaf7" officeooo:paragraph-rsid="0011b296"/>
    </style:style>
    <style:style style:name="P6" style:family="paragraph" style:parent-style-name="Standard">
      <style:text-properties officeooo:rsid="000feaf7" officeooo:paragraph-rsid="000feaf7"/>
    </style:style>
    <style:style style:name="P7" style:family="paragraph" style:parent-style-name="Standard">
      <style:text-properties officeooo:rsid="00136d52" officeooo:paragraph-rsid="00136d52"/>
    </style:style>
    <style:style style:name="P8" style:family="paragraph" style:parent-style-name="Standard">
      <style:text-properties officeooo:rsid="0011b296" officeooo:paragraph-rsid="0011b296"/>
    </style:style>
    <style:style style:name="P9" style:family="paragraph" style:parent-style-name="Standard">
      <style:text-properties officeooo:rsid="00169892" officeooo:paragraph-rsid="001826b9"/>
    </style:style>
    <style:style style:name="P10" style:family="paragraph" style:parent-style-name="Standard">
      <style:text-properties officeooo:rsid="00169892" officeooo:paragraph-rsid="001b5651"/>
    </style:style>
    <style:style style:name="P11" style:family="paragraph" style:parent-style-name="Standard">
      <style:text-properties officeooo:paragraph-rsid="00237984"/>
    </style:style>
    <style:style style:name="P12" style:family="paragraph" style:parent-style-name="Standard">
      <style:text-properties officeooo:paragraph-rsid="0024bf49"/>
    </style:style>
    <style:style style:name="T1" style:family="text">
      <style:text-properties officeooo:rsid="000c9b5b"/>
    </style:style>
    <style:style style:name="T2" style:family="text">
      <style:text-properties officeooo:rsid="000feaf7"/>
    </style:style>
    <style:style style:name="T3" style:family="text">
      <style:text-properties officeooo:rsid="0011b296"/>
    </style:style>
    <style:style style:name="T4" style:family="text">
      <style:text-properties officeooo:rsid="0014ad64"/>
    </style:style>
    <style:style style:name="T5" style:family="text">
      <style:text-properties officeooo:rsid="001826b9"/>
    </style:style>
    <style:style style:name="T6" style:family="text">
      <style:text-properties officeooo:rsid="0019ff37"/>
    </style:style>
    <style:style style:name="T7" style:family="text">
      <style:text-properties officeooo:rsid="001b5651"/>
    </style:style>
    <style:style style:name="T8" style:family="text">
      <style:text-properties officeooo:rsid="001ec7b0"/>
    </style:style>
    <style:style style:name="T9" style:family="text">
      <style:text-properties officeooo:rsid="00237984"/>
    </style:style>
    <style:style style:name="T10" style:family="text">
      <style:text-properties officeooo:rsid="0024b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 </text:p>
      <text:p text:style-name="P1"/>
      <text:p text:style-name="P1"/>
      <text:p text:style-name="P1">6top protocol </text:p>
      <text:p text:style-name="P1"/>
      <text:p text:style-name="P2">The communication of the nodes using the TSCH medium access layer was defined by IEEE802.15.4e, although the mechanisms to build and manage the communication schedule</text:p>
      <text:p text:style-name="P2">were not defined in this standard. Since TSCH was designed to <text:s/>allow <text:s/>flexible customization and <text:span text:style-name="T1">optimization it was left for other protocols to manage this schedule , and with the merging of <text:s/>TSCH and IPv6 in the form of 6TiSCH, managing TSCH schedule was one of the duties of 6TiSCH and exactly the duty of <text:s/>6TiSCH operation sublayer (6top).</text:span></text:p>
      <text:p text:style-name="P2"/>
      <text:p text:style-name="P4">6p (6top protocol) which is a part of 6top, orchestrate all the communication by a schedule. <text:span text:style-name="T2">6P is responsible for the cell reservation and deletion process , it allow the nodes to request for new TSCH cells and update the TSCH schedule for each node accordingly, hence 6P enables the distributed scheduling in 6TiSCH network.</text:span></text:p>
      <text:p text:style-name="P4"/>
      <text:p text:style-name="P5">If we consider a Tx node (child) and Rx node<text:span text:style-name="T5">(parent)</text:span> that are communicating in the 6TiSCH network, 6P can achieve 3 <text:span text:style-name="T4">types of operations</text:span> for this communication: <text:line-break/><text:line-break/>1- if Tx <text:span text:style-name="T3">determines that it need more cells to communicate with Rx it will issue a 6top transaction to add more cells to the TSCH schedule. To be noted, that the scheduling function in 6top is responsible for the process of determining if Tx need more cells. <text:line-break/><text:line-break/>2- if Tx determines that it need less cells to communicate with Rx it will issue a 6top transaction to delete some TSCH cells. <text:line-break/><text:line-break/>3- in some scheduling functions Tx and Rx can <text:s/>evaluate if they have a cell that’s facing collisions , in such case Tx add new cell and delete the defected one through 6top transactions, this is called cell relocation. </text:span></text:p>
      <text:p text:style-name="P5"/>
      <text:p text:style-name="P9">The 6top transaction is the negotiation between Tx and Rx , that induce an update in the TSCH table for Tx and Rx, this negotiation is used to add or remove TSCH cells. This transaction can consist of 2 or 3 step<text:span text:style-name="T8">s</text:span>,<text:span text:style-name="T5">that are explained in figure … <text:line-break/><text:line-break/>the scheduling function determines which transaction to be used, yet the most interesting thing in those transactions that they are done in the shared slot , which means that they can be received by the neighbor nodes, nevertheless they’ll be dropped if they were not the transaction from the parent or a child due too the filtering in the medium access control layer.</text:span></text:p>
      <text:p text:style-name="P9"/>
      <text:p text:style-name="P9">** <text:span text:style-name="T6">mac filtering **</text:span></text:p>
      <text:p text:style-name="P9"/>
      <text:p text:style-name="P10"><text:span text:style-name="T8">Consequently, According to the IEE802.15.4 which defines the MAC layer, the filtering is done over levels of filters, such that the first level <text:s/>will filter out the defected messages using FCS (frame check sequence),the second and the third filters will check specific modes in the network and act correspondingly , the final level of <text:s/>filtering deals with the content of the frame. Out of our scope we are mostly interested in the final MAC filtering layer , where the MAC layer decides whether to pass the frame to the next level or not according to list of conditions like frame type, version and detestation PAN ID.<text:line-break/><text:line-break/>We can manipulate those conditions by two ways either by sending a frame that we confirm it will pass those conditions, or by changing the setting in the MAC layer <text:s/>by adding new conditions. As </text:span><text:soft-page-break/><text:span text:style-name="T8">an example we can add a condition in the MAC layer to accept all the frame with the frame version <text:s/>IANA_6TOP_6P_VERSION. Frames with this version are the frames transmitted by 6top protocol according to the IETF standards for 6top. </text:span></text:p>
      <text:p text:style-name="P10"/>
      <text:p text:style-name="P11"><text:span text:style-name="T7">Further in explanations, we can use the fact that the 6p transaction are submitted in the shared slot to deliver a small information about the neighbor, basically this information represent the cells reserved by neighbor. For neighbors this information can prevent them from reserving the same cell, <text:s text:c="2"/>where for now the scheduling functions are not able to avoid cells reserved by neighbors, this will <text:s/>definitely lead into collision in the dedicated cells of TSCH, were we seek a collision free communication.</text:span></text:p>
      <text:p text:style-name="P11"/>
      <text:p text:style-name="P12"><text:span text:style-name="T9">As mentioned in the previous paragraph collisions in the dedicated cells are induced by neighbors reserving the same cell. Collisions may occur in the reception node if this node have two or more neighbors transmitting using the same scheduled cell, one of these nodes must be a child, the reset are neighbors transmitting to their parents. This event is the core of the problem we are trying to solve. <text:line-break/><text:line-break/><text:line-break/><text:line-break/><text:line-break/> <text:line-break/><text:line-break/> <text:s/><text:line-break/><text:line-break/></text:span></text:p>
      <text:p text:style-name="P5"/>
      <text:p text:style-name="P5"/>
      <text:p text:style-name="P5"/>
      <text:p text:style-name="P5"/>
      <text:p text:style-name="P5"/>
      <text:p text:style-name="P5"/>
      <text:p text:style-name="P5"/>
      <text:p text:style-name="P7"/>
      <text:p text:style-name="P7"/>
      <text:p text:style-name="P7"/>
      <text:p text:style-name="P7"/>
      <text:p text:style-name="P8"><text:s/></text:p>
      <text:p text:style-name="P6"><text:s/><text:line-break/><text:line-break/></text:p>
      <text:p text:style-name="P3"/>
      <text:p text:style-name="P3"/>
      <text:p text:style-name="P2"><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0:56:17.448291624</meta:creation-date>
    <meta:generator>LibreOffice/5.1.6.2$Linux_X86_64 LibreOffice_project/10m0$Build-2</meta:generator>
    <dc:date>2017-05-15T11:29:05.225027408</dc:date>
    <meta:editing-duration>PT9H5M4S</meta:editing-duration>
    <meta:editing-cycles>6</meta:editing-cycles>
    <meta:document-statistic meta:table-count="0" meta:image-count="0" meta:object-count="0" meta:page-count="2" meta:paragraph-count="14" meta:word-count="724" meta:character-count="4242" meta:non-whitespace-character-count="3486"/>
  </office:meta>
</office:document-meta>
</file>